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c0c0c0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5c8526" fo:font-size="18pt" style:font-size-asian="18pt" style:font-size-complex="18pt"/>
    </style:style>
    <style:style style:name="P2" style:family="paragraph">
      <style:paragraph-properties fo:text-align="center"/>
      <style:text-properties fo:color="#00ae00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950e"/>
    </style:style>
    <style:style style:name="P5" style:family="paragraph">
      <style:paragraph-properties fo:text-align="center"/>
      <style:text-properties fo:color="#666666" fo:font-size="16pt" style:font-size-asian="18pt" style:font-size-complex="18pt"/>
    </style:style>
    <style:style style:name="P6" style:family="paragraph">
      <style:paragraph-properties fo:text-align="center"/>
      <style:text-properties fo:color="#aecf00" fo:font-size="18pt" style:font-size-asian="18pt" style:font-size-complex="18pt"/>
    </style:style>
    <style:style style:name="T1" style:family="text">
      <style:text-properties fo:color="#ff950e"/>
    </style:style>
    <style:style style:name="T2" style:family="text">
      <style:text-properties fo:color="#666666" fo:font-size="16pt" style:font-size-asian="18pt" style:font-size-complex="18pt"/>
    </style:style>
    <style:style style:name="T3" style:family="text">
      <style:text-properties fo:color="#aecf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7.2cm" svg:height="9cm" svg:x="1.9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8cm" svg:height="11.1cm" svg:x="1.1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1cm" svg:height="1cm" svg:x="2.6cm" svg:y="0.9cm">
          <text:p text:style-name="P3"><text:span text:style-name="T1">deegree workspa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3.4cm" svg:height="1.3cm" svg:x="9.6cm" svg:y="3.2cm">
          <text:p text:style-name="P3"><text:span text:style-name="T2">(Root) Lay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4cm" svg:height="1cm" svg:x="3.5cm" svg:y="2cm">
          <text:p text:style-name="P6"><text:span text:style-name="T3">WM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2.7cm" svg:height="1.3cm" svg:x="5.347cm" svg:y="6.516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7cm" svg:height="1.3cm" svg:x="9.95cm" svg:y="6.5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2.7cm" svg:height="1.3cm" svg:x="14.7cm" svg:y="6.5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2.7cm" svg:height="1.3cm" svg:x="3.5cm" svg:y="9.4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2.7cm" svg:height="1.3cm" svg:x="7.4cm" svg:y="9.4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7cm" svg:height="1.3cm" svg:x="14.7cm" svg:y="9.3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1.3cm" svg:y1="4.5cm" svg:x2="11.3cm" svg:y2="6.5cm" draw:start-shape="id1" draw:start-glue-point="2" draw:end-shape="id2" draw:end-glue-point="0" svg:d="m11300 4500v2000">
          <text:p/>
        </draw:connector>
        <draw:connector draw:style-name="gr5" draw:text-style-name="P3" draw:layer="layout" svg:x1="11.3cm" svg:y1="5.1cm" svg:x2="6.697cm" svg:y2="6.516cm" draw:end-shape="id3" draw:end-glue-point="0" svg:d="m11300 5100v433h-4603v983">
          <text:p/>
        </draw:connector>
        <draw:connector draw:style-name="gr5" draw:text-style-name="P3" draw:layer="layout" svg:x1="11.3cm" svg:y1="5.1cm" svg:x2="16.05cm" svg:y2="6.5cm" draw:end-shape="id4" draw:end-glue-point="0" svg:d="m11300 5100v425h4750v975">
          <text:p/>
        </draw:connector>
        <draw:connector draw:style-name="gr5" draw:text-style-name="P3" draw:layer="layout" svg:x1="6.697cm" svg:y1="7.816cm" svg:x2="4.85cm" svg:y2="9.4cm" draw:start-shape="id3" draw:start-glue-point="2" draw:end-shape="id5" draw:end-glue-point="0" svg:d="m6697 7816v793h-1847v791">
          <text:p/>
        </draw:connector>
        <draw:connector draw:style-name="gr5" draw:text-style-name="P3" draw:layer="layout" svg:x1="16.05cm" svg:y1="7.8cm" svg:x2="16.05cm" svg:y2="9.3cm" draw:start-shape="id4" draw:start-glue-point="2" draw:end-shape="id6" draw:end-glue-point="0" svg:d="m16050 7800v1500">
          <text:p/>
        </draw:connector>
        <draw:connector draw:style-name="gr5" draw:text-style-name="P3" draw:layer="layout" svg:x1="6.697cm" svg:y1="7.816cm" svg:x2="8.75cm" svg:y2="9.4cm" draw:start-shape="id3" draw:start-glue-point="2" draw:end-shape="id7" draw:end-glue-point="0" svg:d="m6697 7816v793h2053v791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1-11-18T15:09:41</dc:date>
    <dc:creator>Markus Schneider</dc:creator>
    <meta:editing-duration>PT23M21S</meta:editing-duration>
    <meta:editing-cycles>4</meta:editing-cycles>
    <meta:generator>LibreOffice/3.4$Unix LibreOffice_project/340m1$Build-302</meta:generator>
    <meta:document-statistic meta:object-count="17"/>
  </office:meta>
</office:document-meta>
</file>